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f8ac8" officeooo:paragraph-rsid="000f8ac8" style:font-weight-asian="bold" style:font-weight-complex="bold"/>
    </style:style>
    <style:style style:name="P2" style:family="paragraph" style:parent-style-name="Standard">
      <style:text-properties fo:font-weight="bold" officeooo:rsid="0010779b" officeooo:paragraph-rsid="0010779b" style:font-weight-asian="bold" style:font-weight-complex="bold"/>
    </style:style>
    <style:style style:name="P3" style:family="paragraph" style:parent-style-name="Standard">
      <style:text-properties fo:font-weight="bold" officeooo:rsid="0011c6dd" officeooo:paragraph-rsid="0011c6dd" style:font-weight-asian="bold" style:font-weight-complex="bold"/>
    </style:style>
    <style:style style:name="P4" style:family="paragraph" style:parent-style-name="Standard">
      <style:text-properties fo:font-weight="bold" officeooo:rsid="00135e89" officeooo:paragraph-rsid="001b05b6" style:font-weight-asian="bold" style:font-weight-complex="bold"/>
    </style:style>
    <style:style style:name="P5" style:family="paragraph" style:parent-style-name="Standard">
      <style:text-properties fo:font-weight="bold" officeooo:rsid="001b05b6" officeooo:paragraph-rsid="001b05b6" style:font-weight-asian="bold" style:font-weight-complex="bold"/>
    </style:style>
    <style:style style:name="P6" style:family="paragraph" style:parent-style-name="Standard">
      <style:text-properties fo:font-weight="bold" officeooo:rsid="001e0361" officeooo:paragraph-rsid="001e0361" style:font-weight-asian="bold" style:font-weight-complex="bold"/>
    </style:style>
    <style:style style:name="P7" style:family="paragraph" style:parent-style-name="Standard">
      <style:text-properties fo:font-weight="bold" officeooo:rsid="001f1aca" officeooo:paragraph-rsid="001fd26b" style:font-weight-asian="bold" style:font-weight-complex="bold"/>
    </style:style>
    <style:style style:name="P8" style:family="paragraph" style:parent-style-name="Standard">
      <style:text-properties fo:font-weight="bold" officeooo:rsid="001fd26b" officeooo:paragraph-rsid="001fd26b" style:font-weight-asian="bold" style:font-weight-complex="bold"/>
    </style:style>
    <style:style style:name="P9" style:family="paragraph" style:parent-style-name="Standard">
      <style:text-properties fo:font-weight="bold" officeooo:rsid="00220e10" officeooo:paragraph-rsid="00220e10" style:font-weight-asian="bold" style:font-weight-complex="bold"/>
    </style:style>
    <style:style style:name="P10" style:family="paragraph" style:parent-style-name="Standard">
      <style:text-properties fo:font-weight="bold" officeooo:rsid="00220e10" officeooo:paragraph-rsid="00266b73" style:font-weight-asian="bold" style:font-weight-complex="bold"/>
    </style:style>
    <style:style style:name="P11" style:family="paragraph" style:parent-style-name="Standard">
      <style:text-properties fo:font-weight="bold" officeooo:rsid="0024d3ce" officeooo:paragraph-rsid="0024d3ce" style:font-weight-asian="bold" style:font-weight-complex="bold"/>
    </style:style>
    <style:style style:name="P12" style:family="paragraph" style:parent-style-name="Standard">
      <style:text-properties fo:font-weight="bold" officeooo:rsid="0027eb39" officeooo:paragraph-rsid="0027eb39" style:font-weight-asian="bold" style:font-weight-complex="bold"/>
    </style:style>
    <style:style style:name="P13" style:family="paragraph" style:parent-style-name="Standard">
      <style:text-properties fo:font-weight="bold" officeooo:rsid="002b2095" officeooo:paragraph-rsid="002b2095" style:font-weight-asian="bold" style:font-weight-complex="bold"/>
    </style:style>
    <style:style style:name="P14" style:family="paragraph" style:parent-style-name="Standard">
      <style:text-properties fo:font-weight="bold" officeooo:rsid="002b2095" officeooo:paragraph-rsid="002c323f" style:font-weight-asian="bold" style:font-weight-complex="bold"/>
    </style:style>
    <style:style style:name="P15" style:family="paragraph" style:parent-style-name="Standard">
      <style:text-properties fo:font-weight="bold" officeooo:rsid="002c323f" officeooo:paragraph-rsid="002eabce" style:font-weight-asian="bold" style:font-weight-complex="bold"/>
    </style:style>
    <style:style style:name="P16" style:family="paragraph" style:parent-style-name="Standard">
      <style:text-properties fo:font-weight="bold" officeooo:rsid="002fde67" officeooo:paragraph-rsid="002fde67" style:font-weight-asian="bold" style:font-weight-complex="bold"/>
    </style:style>
    <style:style style:name="P17" style:family="paragraph" style:parent-style-name="Standard">
      <style:text-properties fo:font-weight="bold" officeooo:rsid="002fde67" officeooo:paragraph-rsid="00319fea" style:font-weight-asian="bold" style:font-weight-complex="bold"/>
    </style:style>
    <style:style style:name="P18" style:family="paragraph" style:parent-style-name="Standard">
      <style:text-properties fo:font-weight="bold" officeooo:rsid="00331a52" officeooo:paragraph-rsid="00331a52"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0779b" style:font-weight-asian="normal" style:font-weight-complex="normal"/>
    </style:style>
    <style:style style:name="T3" style:family="text">
      <style:text-properties fo:font-weight="normal" officeooo:rsid="0011c6dd" style:font-weight-asian="normal" style:font-weight-complex="normal"/>
    </style:style>
    <style:style style:name="T4" style:family="text">
      <style:text-properties fo:font-weight="normal" officeooo:rsid="00135e89" style:font-weight-asian="normal" style:font-weight-complex="normal"/>
    </style:style>
    <style:style style:name="T5" style:family="text">
      <style:text-properties fo:font-weight="normal" officeooo:rsid="0015740a" style:font-weight-asian="normal" style:font-weight-complex="normal"/>
    </style:style>
    <style:style style:name="T6" style:family="text">
      <style:text-properties fo:font-weight="normal" officeooo:rsid="0018d310" style:font-weight-asian="normal" style:font-weight-complex="normal"/>
    </style:style>
    <style:style style:name="T7" style:family="text">
      <style:text-properties fo:font-weight="normal" officeooo:rsid="001c89e9" style:font-weight-asian="normal" style:font-weight-complex="normal"/>
    </style:style>
    <style:style style:name="T8" style:family="text">
      <style:text-properties fo:font-weight="normal" officeooo:rsid="001fd26b" style:font-weight-asian="normal" style:font-weight-complex="normal"/>
    </style:style>
    <style:style style:name="T9" style:family="text">
      <style:text-properties fo:font-weight="normal" officeooo:rsid="00220e10" style:font-weight-asian="normal" style:font-weight-complex="normal"/>
    </style:style>
    <style:style style:name="T10" style:family="text">
      <style:text-properties fo:font-weight="normal" officeooo:rsid="0022e1bd" style:font-weight-asian="normal" style:font-weight-complex="normal"/>
    </style:style>
    <style:style style:name="T11" style:family="text">
      <style:text-properties fo:font-weight="normal" officeooo:rsid="0024d3ce" style:font-weight-asian="normal" style:font-weight-complex="normal"/>
    </style:style>
    <style:style style:name="T12" style:family="text">
      <style:text-properties fo:font-weight="normal" officeooo:rsid="0025c02d" style:font-weight-asian="normal" style:font-weight-complex="normal"/>
    </style:style>
    <style:style style:name="T13" style:family="text">
      <style:text-properties fo:font-weight="normal" officeooo:rsid="00266b73" style:font-weight-asian="normal" style:font-weight-complex="normal"/>
    </style:style>
    <style:style style:name="T14" style:family="text">
      <style:text-properties fo:font-weight="normal" officeooo:rsid="0027eb39" style:font-weight-asian="normal" style:font-weight-complex="normal"/>
    </style:style>
    <style:style style:name="T15" style:family="text">
      <style:text-properties fo:font-weight="normal" officeooo:rsid="002895e4" style:font-weight-asian="normal" style:font-weight-complex="normal"/>
    </style:style>
    <style:style style:name="T16" style:family="text">
      <style:text-properties fo:font-weight="normal" officeooo:rsid="002974ef" style:font-weight-asian="normal" style:font-weight-complex="normal"/>
    </style:style>
    <style:style style:name="T17" style:family="text">
      <style:text-properties fo:font-weight="normal" officeooo:rsid="002c323f" style:font-weight-asian="normal" style:font-weight-complex="normal"/>
    </style:style>
    <style:style style:name="T18" style:family="text">
      <style:text-properties fo:font-weight="normal" officeooo:rsid="002d6174" style:font-weight-asian="normal" style:font-weight-complex="normal"/>
    </style:style>
    <style:style style:name="T19" style:family="text">
      <style:text-properties fo:font-weight="normal" officeooo:rsid="002e2ac4" style:font-weight-asian="normal" style:font-weight-complex="normal"/>
    </style:style>
    <style:style style:name="T20" style:family="text">
      <style:text-properties fo:font-weight="normal" officeooo:rsid="002eabce" style:font-weight-asian="normal" style:font-weight-complex="normal"/>
    </style:style>
    <style:style style:name="T21" style:family="text">
      <style:text-properties fo:font-weight="normal" officeooo:rsid="002fde67" style:font-weight-asian="normal" style:font-weight-complex="normal"/>
    </style:style>
    <style:style style:name="T22" style:family="text">
      <style:text-properties fo:font-weight="normal" officeooo:rsid="0031569c" style:font-weight-asian="normal" style:font-weight-complex="normal"/>
    </style:style>
    <style:style style:name="T23" style:family="text">
      <style:text-properties fo:font-weight="normal" officeooo:rsid="00319fea" style:font-weight-asian="normal" style:font-weight-complex="normal"/>
    </style:style>
    <style:style style:name="T24" style:family="text">
      <style:text-properties fo:font-weight="normal" officeooo:rsid="00331a52"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lekylærdynamikk</text:p>
      <text:p text:style-name="P1"><text:span text:style-name="T1"/></text:p>
      <text:p text:style-name="P1"><text:span text:style-name="T1">1. MD er en numerisk metode for å simulere atomers og molekylers bevegelser I gasser, væsker og faste stoffer. Atomene modelleres som punktpartikler, og deres tidsutvikling er bestemt av Newtons likninger. MD gjør det mulig å simulere tusenvis og til og med millioner av partikler, slik at vi kan sample termodynamiske størrelser som temperatur, trykk, varmekapasitet osv. MD-simuleringer kan derfor ses på som virtuelle eksperimenter.</text:span></text:p>
      <text:p text:style-name="P1"><text:span text:style-name="T1"/></text:p>
      <text:p text:style-name="P1"><text:span text:style-name="T1">2. Systemets dynamikk styres av atomenes interaksjoner. Interaksjonene bestemmes av et kraftfelt F, definert som den negative gradienten til en såkalt potensiell energiflate V, også kalt et “potensial”. V gir den totale potensielle energien til systemet, og er avhengig av posisjonene til alle atomene. Siden kreftene utledes direkte fra V, og dynamikken bestemmes av kreftene, er V nøkkelen til MD-simuleringer.</text:span></text:p>
      <text:p text:style-name="P1"><text:span text:style-name="T1"/></text:p>
      <text:p text:style-name="P1"><text:span text:style-name="T1">3. Det er to hovedtilnærminger til molekylærdynamikk. Den mest nøyaktige tilnærmingen er å </text:span><text:span text:style-name="T2">finne V ved </text:span><text:span text:style-name="T1">å løse Schrödinger-likningen </text:span><text:span text:style-name="T2">for </text:span><text:span text:style-name="T1">hvert tidssteg </text:span><text:span text:style-name="T2">med en kvantemekanisk metode som Hartree-Fock eller Density Functional-teori. Denne ab inito-metoden er imidlertid treg. Et alternativ er å bruke en predefinert analytisk funksjon til å representere potensialet, kalt klassisk MD, som er det vi har gjort.</text:span></text:p>
      <text:p text:style-name="P1"><text:span text:style-name="T2"/></text:p>
      <text:p text:style-name="P2"><text:span text:style-name="T1">4. For å konsturere en slik funksjon, tar man ofte utgangspunkt I dette uttrykket. Her er potensialet uttrykt som en sum av </text:span><text:span text:style-name="T3">såkalte </text:span><text:span text:style-name="T1">n-legeme-ledd, </text:span><text:span text:style-name="T3">dvs. At for</text:span><text:span text:style-name="T1">. </text:span><text:span text:style-name="T3">V2 summerer vi over alle atompar, mens for V3 summerer vi over alle atomtripletter osv.</text:span><text:span text:style-name="T1"> <text:s/>Det første leddet inkluderes kun når systemet er påvirket av eksterne krefter. </text:span><text:span text:style-name="T3">Det første spørsmålet som melder seg er hvor mange ledd vi bør ha med. Dette er avhengig av systemet som undersøkes: For en edelgass som Argon kan to-legeme-ledd være tilstrekkelig, mens for Silisium, der energien er avhengig av den angulære distribusjonen av partikler, bør 3-legeme-ledd inkluderes. Det andre spørsmålet er hvordan ledden</text:span><text:span text:style-name="T4">e</text:span><text:span text:style-name="T3"> bør se ut, og her kan vi ta både eksperimentelle data og kvantemekanikk til hjelp.</text:span></text:p>
      <text:p text:style-name="P2"><text:span text:style-name="T3"/></text:p>
      <text:p text:style-name="P3"><text:span text:style-name="T1">5. </text:span><text:span text:style-name="T4">Det finnes to hovedstrategier for å konstruere et klassisk potensial. Den empiriske strategien går ut på å først definere en funksjonsform som fanger opp noe av den kjente fysikken I systemet, for eksempel at atomer frastøteter hverandre ved korte avstander og tiltrekker hverandre ved lengre avstander. Denne funksjonsformen inneholder også noen parametre som tilpasses eksperimentelle data. På den måten kan samme funksjonsform brukes til forskjellige systemer.</text:span></text:p>
      <text:p text:style-name="P4"><text:span text:style-name="T1">En annen strategi er å </text:span><text:span text:style-name="T5">generere et sett med atomære konfigurasjoner som er relevante for applikasjonen til potensialet vi vil konstruere, og bruke en kvantemekanisk metode til å regne ut de potensielle energiene til disse strukturene. </text:span><text:span text:style-name="T6">Deretter tilpasser vi en generell funksjonsform med mange parametre til dette datasettet av konfigurasjoner og energier. </text:span></text:p>
      <text:p text:style-name="P5"><text:span text:style-name="T6">D</text:span><text:span text:style-name="T1">enne strategien har flere fordeler. For det første er den nøyaktig, iom. At vi ved å bruke en passende interpolatsjonsalgoritme kan oppnå en veldig liten tilpasningsfeil, slik at kun den underliggende feilen I kvantemetoden er igjen. Videre unngår vi bias ved å ikke anta en funksjonsform på forhånd. Metoden er også overførbar, dvs. At den I prinsippet kan brukes på alle slags systemer. Ulempene er at vi ikke kan trekke ut noe fysikk av det resulterende, analytiske uttrykket, og at all relevante konfigurasjoner må inkluderes for at potensialet skal være pålitelig.</text:span></text:p>
      <text:p text:style-name="P5"><text:span text:style-name="T1"/></text:p>
      <text:p text:style-name="P5"><text:span text:style-name="T1">6. Så, hvordan kan vi interpolere slike datasett? </text:span><text:span text:style-name="T7">Ulike former for spliner og minste kvadraters metode er ofte brukt., vi har derimot brukt kunstige nevrale nettverk.</text:span></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6"><text:soft-page-break/>Nevrale nettverk</text:p>
      <text:p text:style-name="P6"><text:span text:style-name="T1"/></text:p>
      <text:p text:style-name="P7"><text:span text:style-name="T9">1. </text:span><text:span text:style-name="T1">Kunstige nevrale nettverk er </text:span><text:span text:style-name="T8">en underkategori av maskinlæring, som</text:span><text:span text:style-name="T1"> </text:span><text:span text:style-name="T8">enkelt sagt </text:span><text:span text:style-name="T1">er å gi datamaskiner muligheten til å lære ting de ikke er eksplisitt programmert til å kunne utføre. </text:span></text:p>
      <text:p text:style-name="P8"><text:span text:style-name="T1">Et kunstig nevralt nettverk prøver å etterlikne en hjerne ved å la </text:span><text:span text:style-name="T9">kunstige </text:span><text:span text:style-name="T1">nevroner </text:span><text:span text:style-name="T9">I et nettverk </text:span><text:span text:style-name="T1">sende signaler til hverandre I form av matematiske funksjoner, og har blitt mye brukt I kunstig intelligens-forskning de siste årene. </text:span></text:p>
      <text:p text:style-name="P8"><text:span text:style-name="T1"/></text:p>
      <text:p text:style-name="P10"><text:span text:style-name="T1">2. </text:span><text:span text:style-name="T10">F</text:span><text:span text:style-name="T11">or å demonstrere hvordan</text:span><text:span text:style-name="T10"> et </text:span><text:span text:style-name="T11">matematisk</text:span><text:span text:style-name="T10"> nevron </text:span><text:span text:style-name="T11">er inspirert av biologien</text:span><text:span text:style-name="T10">, vil vi </text:span><text:span text:style-name="T11">gi en overfladisk forklaring på hvordan et biologisk nevron fungerer. Nevronet mottar elektriske signaler fra andre nevroner gjenom dendrittene, og hver dendritt kan øke eller minke signalet ved hjelp av kjemiske nevrotransmittere. Signalene mikses sammen I somaen, </text:span><text:span text:style-name="T13">og det resulterende elektriske potensialet samples av aksonet. Dersom potensialet når en viss terskelverdi, vil et signal bli sendt gjennom aksonet, som er tilkoblet andre nevroner. </text:span></text:p>
      <text:p text:style-name="P9"><text:span text:style-name="T11"/></text:p>
      <text:p text:style-name="P11"><text:span text:style-name="T1">3. </text:span><text:span text:style-name="T12">Dette har inspirert følgende matematisk</text:span><text:span text:style-name="T14">e</text:span><text:span text:style-name="T12"> modell, der hvert nevron mottar signalene fra andre nevroner I form av en vektet sum </text:span><text:span text:style-name="T14">av skalarer</text:span><text:span text:style-name="T12">, </text:span><text:span text:style-name="T13">som tilsvarer signalmiksingen I somaen.</text:span><text:span text:style-name="T12">Vektene kan være både positive og negative, </text:span><text:span text:style-name="T14">altså </text:span><text:span text:style-name="T12">en forsterkning eller forminskning av </text:span><text:span text:style-name="T13">hvert inputsignal</text:span><text:span text:style-name="T12">. </text:span><text:span text:style-name="T13">Summen u er input til nevronets aktiveringsfunksjon f, </text:span><text:span text:style-name="T14">som tilsvarer aksonet, og fungerer som nevronet</text:span><text:span text:style-name="T15">s</text:span><text:span text:style-name="T14"> outputverdi. </text:span><text:span text:style-name="T15">En bias b er også lagt til for å øke fleksibiliteten til modellen. </text:span></text:p>
      <text:p text:style-name="P11"><text:span text:style-name="T14"/></text:p>
      <text:p text:style-name="P12"><text:span text:style-name="T1">4. Et sett av slike nevroner settes sammen lag for lag I et nettverk. </text:span><text:span text:style-name="T15">Nettverket</text:span><text:span text:style-name="T1"> kan konstrueres på mange forskjellige måter, og varierer I måten nevronene er forbundet på. </text:span><text:span text:style-name="T15">De fleste består av et inputlag, et outputlag og et visst antall såkalte skjulte lag I mellom. Vi har brukt såkalte fully-connected feed-forward nevrale nettverk, slik som på dette bildet, dvs. At alle nevroner I et lag er koblet til alle nevroner I etterfølgende lag, og at </text:span><text:span text:style-name="T16">informasjon </text:span><text:span text:style-name="T15">kun propagares I én retning: fra inputlaget, gjennom de skjulte lagene, og til outputlaget.</text:span></text:p>
      <text:p text:style-name="P12"><text:span text:style-name="T15"/></text:p>
      <text:p text:style-name="P13"><text:span text:style-name="T15">5. </text:span><text:span text:style-name="T1">Her ser vi det samme nettverket inkludert notasjon. Inputnevronene er markert med x, mens alle andre nevroner er markert med sin outputverdi y, der y_1^2 er nevron 1 I lag 2 osv. Noen vekter og biaser er også inkludert, der f.eks. w_12^3 er vekten som forbinder nevron 2 I lag 2 med nevron 1 I lag 3. Her ser vi også hvordan outputverdien til nevron </text:span><text:span text:style-name="T17">i</text:span><text:span text:style-name="T1"> I lag 1 kan regnes ut.</text:span></text:p>
      <text:p text:style-name="P13"><text:span text:style-name="T1"/></text:p>
      <text:p text:style-name="P14"><text:span text:style-name="T1">6. Det analytiske uttrykket </text:span><text:span text:style-name="T17">for</text:span><text:span text:style-name="T1"> dette nettverket er følgende. Vi ser at de eneste uavhengige variablene her er inputverdiene x_m, resten er parametre, </text:span><text:span text:style-name="T17">altså er nettet en mapping av de to</text:span></text:p>
      <text:p text:style-name="P15"><text:span text:style-name="T1">inputverdiene x_1 og x_2 til outputverdien y_1^3. </text:span><text:span text:style-name="T20">Uttrykket hadde vært liknende for et nettverk med flere enn én output. </text:span></text:p>
      <text:p text:style-name="P15"><text:span text:style-name="T18">Dimensjonene til nettet må stemme overens med funksjonen som skal tilpasses, altså kan dette nettet kun representere en to-dimensjonal skalarfunksjon. </text:span><text:span text:style-name="T21">I følge det universelle approksimasjonsteoremet, kan</text:span><text:span text:style-name="T18"> et feed-forward nevralt nettverk med kun ett skjult lag </text:span><text:span text:style-name="T19">approksimere </text:span><text:span text:style-name="T18">enhver multidimensjonal, </text:span><text:span text:style-name="T19">kontinuerlig</text:span><text:span text:style-name="T18"> </text:span><text:span text:style-name="T19">funksjon til vilkårlig nøyaktighet. </text:span></text:p>
      <text:p text:style-name="P15"><text:span text:style-name="T19"/></text:p>
      <text:p text:style-name="P16"><text:span text:style-name="T19">7. </text:span><text:span text:style-name="T1">Dette teoremet setter følgende restriksjoner for formen på aktiveringsfunksjonen. Den må være</text:span></text:p>
      <text:p text:style-name="P16"><text:span text:style-name="T1">ikke-konstant, begrenset monotont økende og kontinuerlig. To aktiveringsfunksjoner som oppfyller disse kravene er den logistiske funksjonen, kalt sigmoid I litteraturen, og hyperbolsk tangens. <text:s/>Dette er de to mest brukte funksjonene for regresjon med nevrale nettverk. Begge har en øvre og en nedre grense, og hindrer dermed nevroner fra å divergere. Merk at funksjoner som ikke oppfyller disse kravene også kan brukes I mange tilfeller; teoremet bør ikke brukes som absolutt guide. </text:span></text:p>
      <text:p text:style-name="P16"><text:span text:style-name="T1"/></text:p>
      <text:p text:style-name="P17"><text:span text:style-name="T1">8. </text:span><text:span text:style-name="T22">Vi har altså brukt slike nettverk til å interpolere datasett av konfigurasjoner X og tilhørende energier Y. X er altså inputdata, mens Y er outputdata, </text:span><text:span text:style-name="T23">eller målverdiene. </text:span><text:span text:style-name="T22">Målet er å justere vektene og biasene slik at nettverket representerer en funksjon som gir total potensiell energi til en</text:span><text:span text:style-name="T24">hver </text:span><text:soft-page-break/><text:span text:style-name="T24">relevant atomkonfigurasjon</text:span><text:span text:style-name="T22">. </text:span><text:span text:style-name="T23">Parametrene initieres som regel som tilfeldige tall, og justeres iterativt for å minimere feilen til målverdiene, eller energiene. Denne prosessen kalles trening I nevralt nettverk-kontekst.</text:span></text:p>
      <text:p text:style-name="P17"><text:span text:style-name="T23"/></text:p>
      <text:p text:style-name="P18"><text:span text:style-name="T23">9. </text:span></text:p>
      <text:p text:style-name="P1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1:28:55.350502978</meta:creation-date>
    <dc:date>2017-10-02T17:43:41.488470368</dc:date>
    <meta:editing-duration>PT1H45M8S</meta:editing-duration>
    <meta:editing-cycles>15</meta:editing-cycles>
    <meta:generator>LibreOffice/5.1.6.2$Linux_X86_64 LibreOffice_project/10m0$Build-2</meta:generator>
    <meta:document-statistic meta:table-count="0" meta:image-count="0" meta:object-count="0" meta:page-count="3" meta:paragraph-count="23" meta:word-count="1176" meta:character-count="7697" meta:non-whitespace-character-count="6533"/>
  </office:meta>
</office:document-meta>
</file>